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Arial" style:font-pitch="variable"/>
    <style:font-face style:name="Nimbus Roman No9 L" svg:font-family="'Nimbus Roman No9 L', 'Times New Roman'" style:font-family-generic="roman" style:font-pitch="variable"/>
  </office:font-face-decls>
  <office:automatic-styles>
    <style:style style:name="P1" style:family="paragraph" style:parent-style-name="Standard" style:master-page-name="Standard">
      <style:paragraph-properties style:writing-mode="lr-tb"/>
      <style:text-properties style:font-name="Nimbus Roman No9 L" fo:font-size="14pt" fo:font-style="normal" style:text-underline-style="solid" style:text-underline-width="auto" style:text-underline-color="font-color" fo:font-weight="normal" style:font-size-complex="14pt"/>
    </style:style>
    <style:style style:name="P2" style:family="paragraph" style:parent-style-name="Standard">
      <style:paragraph-properties style:writing-mode="lr-tb"/>
      <style:text-properties fo:font-size="14pt"/>
    </style:style>
    <style:style style:name="P3" style:family="paragraph" style:parent-style-name="Standard">
      <style:paragraph-properties style:writing-mode="lr-tb"/>
    </style:style>
    <style:style style:name="P4" style:family="paragraph" style:parent-style-name="Standard" style:list-style-name="RTF_5f_Num_20_2">
      <style:paragraph-properties fo:margin-left="0cm" fo:margin-right="0cm" fo:text-indent="0cm" style:auto-text-indent="false" style:writing-mode="lr-tb">
        <style:tab-stops/>
      </style:paragraph-properties>
      <style:text-properties fo:font-size="11pt" style:font-size-asian="11pt" style:font-size-complex="11pt"/>
    </style:style>
    <style:style style:name="P5" style:family="paragraph" style:parent-style-name="Standard">
      <style:paragraph-properties style:writing-mode="lr-tb"/>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chrichtenaustausch unter Angriff</text:p>
      <text:p text:style-name="P2"/>
      <text:p text:style-name="P2">Gliederung</text:p>
      <text:p text:style-name="P3"/>
      <text:list text:style-name="RTF_5f_Num_20_2">
        <text:list-item>
          <text:p text:style-name="P4">Einleitung</text:p>
        </text:list-item>
      </text:list>
      <text:p text:style-name="P5"><text:tab/>Inhaltliche Vorstellung der Arbeit. Beschreibung der Gefahren von Angriffen auf die sogenannten <text:tab/>„Kritischen <text:tab/>Infrastrukturen“. Darstellung des Wertes einer erfolgreichen <text:tab/>Abwehr dieser <text:tab/>Angriffe für die Gesellschaft.</text:p>
      <text:list text:style-name="RTF_5f_Num_20_2" text:continue-numbering="true">
        <text:list-item>
          <text:p text:style-name="P4">Theoretischer Hintergrund</text:p>
          <text:list>
            <text:list-item>
              <text:p text:style-name="P4">Überblick</text:p>
              <text:p text:style-name="P4">Kleine Einführung in Netzwerke. Was ist ein Netzwerk. Beschreibung des ISO/OSI-Layer Modells. Darstellung der Schwächen einzelner IT-Systeme, wie Router, Server, vielleicht auch Clients. Wer greift an? Warum? Wie? Was sind die möglichen Ziele der Angreifer.</text:p>
            </text:list-item>
            <text:list-item>
              <text:p text:style-name="P4">Mögliche Angriffsszenarien</text:p>
              <text:list>
                <text:list-item>
                  <text:p text:style-name="P4">- 2.1.n Auflistung und Beschreibung einzener möglicher Angriffsszenarien. </text:p>
                  <text:p text:style-name="P4">Gegen wen können welche Angriffe gerichtet werden? Welche für Schäden können angerichtet werden?</text:p>
                </text:list-item>
              </text:list>
            </text:list-item>
            <text:list-item>
              <text:p text:style-name="P4">Angriffshistorie</text:p>
              <text:p text:style-name="P4">Welche Angriffe wurden schon erfolgreich durchgeführt. Wie sieht die Geschichte der Angriffe aus? Wer war Ziel? Schäden? Also hier eine kleine geschichtliche Ausführung von Attacken auf IT-Systeme.</text:p>
            </text:list-item>
            <text:list-item>
              <text:p text:style-name="P4">Klassische Gegenmassnahmen</text:p>
              <text:p text:style-name="P4">Welche Möglichkeiten der Abwehr bestehen. Was wird schon unternommen und was <text:s text:c="10"/>wäre noch möglich zur Eindämmung der Gefahren eines Angriffes. Wie sieht es mit <text:s text:c="10"/>einer Früherkennung aus?</text:p>
            </text:list-item>
            <text:list-item>
              <text:p text:style-name="P4">Ausfallpläne</text:p>
              <text:p text:style-name="P4">Da nicht jeder Angriff abgewehrt werden kann, stellt sich die Frage nach „Notplänen“. <text:s text:c="10"/>Wie könnten solche Pläne aussehen? Möglichkeiten, wie die Nutzung anderer Datenwege, wie z.B. SMS darstellen und bewerten. Wie lassen sich unter schwierigen Bedingungen bei einer Attacke noch Wege finden, um wenigstens noch Warnmeldungen zu senden.</text:p>
            </text:list-item>
          </text:list>
        </text:list-item>
        <text:list-item>
          <text:p text:style-name="P4">Praktische Implementierung</text:p>
          <text:list>
            <text:list-item>
              <text:p text:style-name="P4">Der Simulator</text:p>
              <text:p text:style-name="P4">Beschreibung der Arbeitsweise des Simulators. Sinn und Zweck der Software. <text:s/>Möglichkeiten der Nutzung.</text:p>
            </text:list-item>
            <text:list-item>
              <text:p text:style-name="P4">Auswahl eines Szenarios</text:p>
              <text:p text:style-name="P4">Ein Beispielszenario muss aus den in 2.2.n genannten Szenarien ausgewählt werden. Dieses sollte sich relativ leicht, d.h. im <text:s/>gegebenen Zeitrahmen umsetzen lassen und möglichst auch nach Marketinggesichtspunken ausgewählt werden. Es solle also „schön“ zu präsentieren sein.</text:p>
            </text:list-item>
            <text:list-item>
              <text:p text:style-name="P4">Implementierung</text:p>
              <text:p text:style-name="P4">Beschreibung der Kodierarbeit am Simulator. Hier wohl noch tiefere Untergliederung, <text:s text:c="9"/>anhand der einzelnen Implementierungsschritte.</text:p>
            </text:list-item>
          </text:list>
        </text:list-item>
        <text:list-item>
          <text:p text:style-name="P4">Fazit</text:p>
          <text:p text:style-name="P4">Zusammenfassung der Arbeit. Schlussfolgerungen, Ausblick und Auszeigen weiterer Ansätze zur Verteidigung gegen Angriffe auf größere Netzwerke, bzw. einzelene Rechner, wie Server, Router,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Arial" style:font-pitch="variable"/>
    <style:font-face style:name="Nimbus Roman No9 L" svg:font-family="'Nimbus Roman No9 L', '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Nimbus Roman No9 L" fo:font-size="12pt" fo:language="de" fo:country="DE" style:font-name-asian="Nimbus Roman No9 L" style:font-size-asian="12pt" style:language-asian="none" style:country-asian="none" style:font-name-complex="Nimbus Roman No9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de" fo:country="DE" style:font-name-asian="Nimbus Sans L" style:language-asian="none" style:country-asian="none" style:font-name-complex="Nimbus Sans L" style:font-size-complex="12pt"/>
    </style:style>
    <style:style style:name="Numbering_20_Symbols" style:display-name="Numbering Symbols" style:family="text"/>
    <style:style style:name="RTF_5f_Num_20_2_20_1" style:display-name="RTF_Num 2 1"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2" style:display-name="RTF_Num 2 2"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3" style:display-name="RTF_Num 2 3"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4" style:display-name="RTF_Num 2 4"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5" style:display-name="RTF_Num 2 5"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6" style:display-name="RTF_Num 2 6"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7" style:display-name="RTF_Num 2 7"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8" style:display-name="RTF_Num 2 8"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9" style:display-name="RTF_Num 2 9"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RTF_5f_Num_20_2_20_10" style:display-name="RTF_Num 2 10" style:family="text">
      <style:text-properties style:use-window-font-color="true" style:font-name="Nimbus Roman No9 L" fo:font-size="12pt" fo:language="de" fo:country="DE" style:font-name-asian="Nimbus Roman No9 L" style:language-asian="none" style:country-asian="none" style:font-name-complex="Nimbus Roman No9 L" style:font-size-complex="12pt"/>
    </style:style>
    <style:style style:name="Numbering_20_Symbols_20__28_user_29_" style:display-name="Numbering Symbols (user)" style:family="text">
      <style:text-properties fo:font-size="12pt" fo:language="de" fo:country="DE" style:font-name-asian="Nimbus Sans L" style:language-asian="none" style:country-asian="none" style:font-name-complex="Nimbus Sans 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 style:num-format="1">
        <style:list-level-properties text:space-before="0.635cm" text:min-label-width="0.635cm"/>
      </text:list-level-style-number>
      <text:list-level-style-number text:level="2" text:style-name="RTF_5f_Num_20_2_20_2" style:num-suffix=" " style:num-format="1" text:display-levels="2">
        <style:list-level-properties text:space-before="1.27cm" text:min-label-width="0.635cm"/>
      </text:list-level-style-number>
      <text:list-level-style-number text:level="3" text:style-name="RTF_5f_Num_20_2_20_3" style:num-suffix=" " style:num-format="1" text:display-levels="3">
        <style:list-level-properties text:space-before="1.905cm" text:min-label-width="0.635cm"/>
      </text:list-level-style-number>
      <text:list-level-style-number text:level="4" text:style-name="RTF_5f_Num_20_2_20_4" style:num-prefix="&#9;" style:num-format="1" text:display-levels="4">
        <style:list-level-properties text:space-before="2.54cm" text:min-label-width="0.635cm"/>
      </text:list-level-style-number>
      <text:list-level-style-number text:level="5" text:style-name="RTF_5f_Num_20_2_20_5" style:num-suffix=" " style:num-format="1" text:display-levels="5">
        <style:list-level-properties text:space-before="3.175cm" text:min-label-width="0.635cm"/>
      </text:list-level-style-number>
      <text:list-level-style-number text:level="6" text:style-name="RTF_5f_Num_20_2_20_6" style:num-prefix="&#13;" style:num-suffix=" " style:num-format="1" text:display-levels="6">
        <style:list-level-properties text:space-before="3.81cm" text:min-label-width="0.635cm"/>
      </text:list-level-style-number>
      <text:list-level-style-number text:level="7" text:style-name="RTF_5f_Num_20_2_20_7" style:num-suffix=" " style:num-format="1" text:display-levels="7">
        <style:list-level-properties text:space-before="4.445cm" text:min-label-width="0.635cm"/>
      </text:list-level-style-number>
      <text:list-level-style-number text:level="8" text:style-name="RTF_5f_Num_20_2_20_8" style:num-suffix=" " style:num-format="1" text:display-levels="8">
        <style:list-level-properties text:space-before="5.08cm" text:min-label-width="0.635cm"/>
      </text:list-level-style-number>
      <text:list-level-style-number text:level="9" text:style-name="RTF_5f_Num_20_2_20_9" style:num-suffix=" " style:num-format="1" text:display-levels="9">
        <style:list-level-properties text:space-before="5.715cm" text:min-label-width="0.635cm"/>
      </text:list-level-style-number>
      <text:list-level-style-number text:level="10" text:style-name="RTF_5f_Num_20_2_20_10"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4-24T13:43:46</meta:creation-date>
    <dc:date>2006-05-09T17:42:09</dc:date>
    <meta:print-date>2006-05-09T17:40:12</meta:print-date>
    <dc:language>de-DE</dc:language>
    <meta:editing-cycles>13</meta:editing-cycles>
    <meta:editing-duration>PT4H22M2S</meta:editing-duration>
    <meta:user-defined meta:name="Info 1"/>
    <meta:user-defined meta:name="Info 2"/>
    <meta:user-defined meta:name="Info 3"/>
    <meta:user-defined meta:name="Info 4"/>
    <meta:document-statistic meta:table-count="0" meta:image-count="0" meta:object-count="0" meta:page-count="1" meta:paragraph-count="25" meta:word-count="297" meta:character-count="2342"/>
  </office:meta>
</office:document-meta>
</file>